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c230c" officeooo:paragraph-rsid="000c230c"/>
    </style:style>
    <style:style style:name="P2" style:family="paragraph" style:parent-style-name="Standard" style:list-style-name="L1">
      <style:text-properties officeooo:rsid="000c230c" officeooo:paragraph-rsid="000c230c"/>
    </style:style>
    <style:style style:name="P3" style:family="paragraph" style:parent-style-name="Standard" style:list-style-name="L2">
      <style:text-properties officeooo:rsid="000d7406" officeooo:paragraph-rsid="000d7406"/>
    </style:style>
    <style:style style:name="P4" style:family="paragraph" style:parent-style-name="Standard">
      <style:text-properties officeooo:rsid="000d7406" officeooo:paragraph-rsid="000d7406"/>
    </style:style>
    <style:style style:name="P5" style:family="paragraph" style:parent-style-name="Standard" style:list-style-name="L3">
      <style:text-properties officeooo:rsid="000d7406" officeooo:paragraph-rsid="000d7406"/>
    </style:style>
    <style:style style:name="P6" style:family="paragraph" style:parent-style-name="Text_20_body">
      <style:text-properties officeooo:rsid="000d7406" officeooo:paragraph-rsid="000d7406"/>
    </style:style>
    <style:style style:name="P7" style:family="paragraph" style:parent-style-name="Text_20_body" style:list-style-name="L4">
      <style:text-properties officeooo:rsid="000d7406" officeooo:paragraph-rsid="000d7406"/>
    </style:style>
    <style:style style:name="P8" style:family="paragraph" style:parent-style-name="Heading_20_2">
      <style:text-properties officeooo:rsid="000d7406" officeooo:paragraph-rsid="000d7406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uture</text:p>
      <text:h text:style-name="P8" text:outline-level="2">Present continuous</text:h>
      <text:h text:style-name="Heading_20_3" text:outline-level="3">1. Future point in time</text:h>
      <text:p text:style-name="P1">We use Present Continuous to talk about the future (e.g. tomorrow / this afternoon / next week / next year):</text:p>
      <text:list xml:id="list9193421070743974990" text:style-name="L1">
        <text:list-item>
          <text:p text:style-name="P2">We're meeting our business partners this afternoon.</text:p>
        </text:list-item>
        <text:list-item>
          <text:p text:style-name="P2">Jane is going to Paris tomorrow morning.</text:p>
        </text:list-item>
        <text:list-item>
          <text:p text:style-name="P2">John isn't playing rugby next week. He's away on holiday.</text:p>
        </text:list-item>
      </text:list>
      <text:p text:style-name="P1">In the examples above who speaking <text:span text:style-name="T1">have already decided and arranged before</text:span> the time of speaking.</text:p>
      <text:p text:style-name="P1"/>
      <text:h text:style-name="Heading_20_3" text:outline-level="3">2. Future personal arrangement</text:h>
      <text:p text:style-name="P1">When making future arrangements (especially personal arrangements), we usually use present continuous:</text:p>
      <text:list xml:id="list2449148840092809728" text:style-name="L2">
        <text:list-item>
          <text:p text:style-name="P3">What time are we meeting tomorrow night?</text:p>
        </text:list-item>
        <text:list-item>
          <text:p text:style-name="P3">“At what time is Jane flying to Paris?”. “About 8pm.”</text:p>
        </text:list-item>
        <text:list-item>
          <text:p text:style-name="P3">I'm not playing rubgy on Sunday. Shall we go to swimming instead?</text:p>
        </text:list-item>
      </text:list>
      <text:p text:style-name="P4"/>
      <text:h text:style-name="Heading_20_3" text:outline-level="3">3. Talking about something just before we begin to do it</text:h>
      <text:p text:style-name="P4">To talk about something just before we begin to do it, we also use present continuous, especially with verbs that describe movement (go / leave/ come etc.):</text:p>
      <text:list xml:id="list6974220356481159440" text:style-name="L3">
        <text:list-item>
          <text:p text:style-name="P5">I'm really thirsty. I'm going to get a bottle of water.</text:p>
        </text:list-item>
        <text:list-item>
          <text:p text:style-name="P5">“Has John left the office yet?” “He's leaving now.”</text:p>
        </text:list-item>
        <text:list-item>
          <text:p text:style-name="P5">“Jane, are you finished yet?” “Yes, I'm just coming.”</text:p>
        </text:list-item>
      </text:list>
      <text:p text:style-name="P4"/>
      <text:p text:style-name="P4"/>
      <text:h text:style-name="Heading_20_2" text:outline-level="2">Simple present</text:h>
      <text:p text:style-name="P6">We can use present simple when we talk about fixed plans / timetables / programmes:</text:p>
      <text:list xml:id="list1928540425172069319" text:style-name="L4">
        <text:list-item>
          <text:p text:style-name="P7">What time do you finish training tomorrow? (fixed plan)</text:p>
        </text:list-item>
        <text:list-item>
          <text:p text:style-name="P7">The tram leaves the station at 10.00 and takes 20 minutes to get here. (timetable)</text:p>
        </text:list-item>
        <text:list-item>
          <text:p text:style-name="P7">What time does the clown begin? (on a circus programme)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7:06:05.862852925</meta:creation-date>
    <dc:date>2014-11-05T17:38:37.018961736</dc:date>
    <meta:editing-duration>PT2M</meta:editing-duration>
    <meta:editing-cycles>1</meta:editing-cycles>
    <meta:document-statistic meta:table-count="0" meta:image-count="0" meta:object-count="0" meta:page-count="1" meta:paragraph-count="23" meta:word-count="243" meta:character-count="1362" meta:non-whitespace-character-count="1154"/>
    <meta:generator>LibreOffice/4.2.6.3$Linux_x86 LibreOffice_project/420m0$Build-3</meta:generator>
  </office:meta>
</office:document-meta>
</file>